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e45a3" officeooo:paragraph-rsid="001e45a3" style:font-size-asian="14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normal" officeooo:rsid="001fb5dd" officeooo:paragraph-rsid="001fb5dd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1eb9fd" officeooo:paragraph-rsid="001eb9fd" style:font-size-asian="11.3500003814697pt" style:font-weight-asian="bold" style:font-size-complex="13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1fb5dd" officeooo:paragraph-rsid="001fb5dd" style:font-size-asian="11.3500003814697pt" style:font-weight-asian="bold" style:font-size-complex="13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1fd33e" officeooo:paragraph-rsid="001fd33e" style:font-size-asian="11.3500003814697pt" style:font-weight-asian="bold" style:font-size-complex="13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1fb5dd" officeooo:paragraph-rsid="001fb5dd" style:font-size-asian="11.3500003814697pt" style:font-weight-asian="normal" style:font-size-complex="13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1fb5dd" officeooo:paragraph-rsid="001fb5dd" style:font-size-asian="11.3500003814697pt" style:font-weight-asian="normal" style:font-size-complex="13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0pt" fo:font-weight="normal" officeooo:rsid="001fb5dd" officeooo:paragraph-rsid="001fb5dd" style:font-size-asian="8.75pt" style:font-weight-asian="normal" style:font-size-complex="10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fb5dd" officeooo:paragraph-rsid="001fb5dd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147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mplate Literals</text:p>
      <text:p text:style-name="P8"><text:a xlink:type="simple" xlink:href="https://www.hackerrank.com/challenges/js10-template-literals/topics/javascript-template-literals" text:style-name="Internet_20_link" text:visited-style-name="Visited_20_Internet_20_Link">https://www.hackerrank.com/challenges/js10-template-literals/topics/javascript-template-literals</text:a></text:p>
      <text:p text:style-name="P1"/>
      <text:p text:style-name="P2">Permite-nos usar uma função para alterar o resultado de uma Template String.</text:p>
      <text:p text:style-name="P3"/>
      <text:p text:style-name="P3"/>
      <text:p text:style-name="P4">Definir a função:</text:p>
      <text:p text:style-name="P6">O 1º Paramêtro é um array com os vários componentes da String.</text:p>
      <text:p text:style-name="P6">O 2º Paramêtro é um array com os valores dentro de ${}.</text:p>
      <text:p text:style-name="P6"/>
      <text:p text:style-name="P6">function foo(strings, ...values) {</text:p>
      <text:p text:style-name="P6"><text:s text:c="4"/>console.log("." + strings[0] + ".")</text:p>
      <text:p text:style-name="P6"><text:s text:c="4"/>console.log("." + strings[1] + ".")</text:p>
      <text:p text:style-name="P6"><text:s text:c="4"/>console.log("." + strings[2] + ".")</text:p>
      <text:p text:style-name="P6"><text:s text:c="4"/>console.log("." + strings[3] + ".")</text:p>
      <text:p text:style-name="P6"><text:s text:c="4"/>console.log(values[0])</text:p>
      <text:p text:style-name="P6"><text:s text:c="4"/>console.log(values[1])</text:p>
      <text:p text:style-name="P6"><text:s text:c="4"/>console.log(values[2])</text:p>
      <text:p text:style-name="P6">}</text:p>
      <text:p text:style-name="P6"/>
      <text:p text:style-name="P5"><text:span text:style-name="T1">A função pode também devolver um valor, que será recebido por uma variável, </text:span><text:span text:style-name="T2">em vez de fazer console.log.</text:span></text:p>
      <text:p text:style-name="P6"/>
      <text:p text:style-name="P6"/>
      <text:p text:style-name="P4">Exemplo:</text:p>
      <text:p text:style-name="P6">foo`Sum ${a + b}</text:p>
      <text:p text:style-name="P6">Product ${a * b}</text:p>
      <text:p text:style-name="P6">Division ${b / a}`</text:p>
      <text:p text:style-name="P6"/>
      <text:p text:style-name="P6"/>
      <text:p text:style-name="P4">Output:</text:p>
      <text:p text:style-name="P6">.Sum .</text:p>
      <text:p text:style-name="P6">.</text:p>
      <text:p text:style-name="P6">Product .</text:p>
      <text:p text:style-name="P6">.</text:p>
      <text:p text:style-name="P6">Division .</text:p>
      <text:p text:style-name="P6">..</text:p>
      <text:p text:style-name="P6">15</text:p>
      <text:p text:style-name="P6">50</text:p>
      <text:p text:style-name="P6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22:01:23.262000000</meta:creation-date>
    <meta:generator>LibreOffice/6.0.7.3$Windows_X86_64 LibreOffice_project/dc89aa7a9eabfd848af146d5086077aeed2ae4a5</meta:generator>
    <meta:editing-duration>PT23M17S</meta:editing-duration>
    <meta:editing-cycles>5</meta:editing-cycles>
    <dc:title>Base</dc:title>
    <dc:date>2020-10-11T20:11:44.399000000</dc:date>
    <meta:document-statistic meta:table-count="0" meta:image-count="0" meta:object-count="0" meta:page-count="1" meta:paragraph-count="30" meta:word-count="114" meta:character-count="795" meta:non-whitespace-character-count="683"/>
    <meta:template xlink:type="simple" xlink:actuate="onRequest" xlink:title="Base" xlink:href="../../../../../../AppData/Roaming/LibreOffice/4/user/template/Base1.ott" meta:date="2020-08-25T22:01:23.084000000"/>
  </office:meta>
</office:document-meta>
</file>